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><text:soft-page-break/>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2T15:06:10</dc:date>
    <meta:editing-duration>P2DT21H28M15S</meta:editing-duration>
    <meta:editing-cycles>555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99" meta:word-count="365" meta:character-count="3917" meta:non-whitespace-character-count="3485"/>
  </office:meta>
</office:document-meta>
</file>